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officeooo:rsid="0010cccf"/>
    </style:style>
    <style:style style:name="P2" style:family="paragraph" style:parent-style-name="Standard">
      <style:text-properties officeooo:rsid="0010cccf"/>
    </style:style>
    <style:style style:name="P3" style:family="paragraph" style:parent-style-name="Text_20_body">
      <style:paragraph-properties fo:margin-top="0cm" fo:margin-bottom="0cm" loext:contextual-spacing="false"/>
    </style:style>
    <style:style style:name="P4" style:family="paragraph" style:parent-style-name="Standard">
      <style:text-properties officeooo:paragraph-rsid="0016b059"/>
    </style:style>
    <style:style style:name="T1" style:family="text">
      <style:text-properties fo:color="#0000ff"/>
    </style:style>
    <style:style style:name="T2" style:family="text">
      <style:text-properties fo:color="#000000"/>
    </style:style>
    <style:style style:name="T3" style:family="text">
      <style:text-properties fo:color="#000000" officeooo:rsid="0010cccf"/>
    </style:style>
    <style:style style:name="T4" style:family="text">
      <style:text-properties fo:color="#000000" officeooo:rsid="00140f13"/>
    </style:style>
    <style:style style:name="T5" style:family="text">
      <style:text-properties fo:color="#000000" officeooo:rsid="00159a94"/>
    </style:style>
    <style:style style:name="T6" style:family="text">
      <style:text-properties fo:color="#000000" officeooo:rsid="00160b3f"/>
    </style:style>
    <style:style style:name="T7" style:family="text">
      <style:text-properties fo:color="#000000" officeooo:rsid="0016b059"/>
    </style:style>
    <style:style style:name="T8" style:family="text">
      <style:text-properties fo:color="#a31515"/>
    </style:style>
    <style:style style:name="T9" style:family="text">
      <style:text-properties fo:color="#001080"/>
    </style:style>
    <style:style style:name="T10" style:family="text">
      <style:text-properties fo:color="#098658"/>
    </style:style>
    <style:style style:name="T11" style:family="text">
      <style:text-properties fo:font-size="14pt" style:text-underline-style="solid" style:text-underline-width="auto" style:text-underline-color="font-color"/>
    </style:style>
    <style:style style:name="T12" style:family="text">
      <style:text-properties officeooo:rsid="00124c44"/>
    </style:style>
    <style:style style:name="T13" style:family="text">
      <style:text-properties style:text-underline-style="solid" style:text-underline-width="auto" style:text-underline-color="font-color"/>
    </style:style>
    <style:style style:name="T14" style:family="text">
      <style:text-properties style:text-underline-style="none"/>
    </style:style>
    <style:style style:name="T15" style:family="text">
      <style:text-properties officeooo:rsid="0016b059"/>
    </style:style>
    <style:style style:name="T16" style:family="text">
      <style:text-properties officeooo:rsid="0010ccc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AREA 3 B Jorge Cordero Gordillo</text:p>
      <text:p text:style-name="P2"/>
      <text:p text:style-name="P2"/>
      <text:p text:style-name="P1"><text:bookmark text:name="yui_3_17_2_1_1601488705817_43"/><text:span text:style-name="Strong_20_Emphasis"><text:span text:style-name="T11">Ejercicio 1:</text:span></text:span></text:p>
      <text:p text:style-name="P2"/>
      <text:p text:style-name="P1">Evalúe las siguientes expresiones y anote el resultado de las mismas:</text:p>
      <text:p text:style-name="P1"/>
      <text:p text:style-name="P3"><text:span text:style-name="T1">null</text:span><text:span text:style-name="T2"> == </text:span><text:span text:style-name="T1">undefined</text:span><text:span text:style-name="T2">;</text:span></text:p>
      <text:p text:style-name="P3"><text:span text:style-name="T2"><text:tab/>→</text:span><text:span text:style-name="T3"> El resultado es TRUE ya </text:span><text:span text:style-name="T6">que se produce una coercion que convierte null como un dato <text:tab/><text:tab/>indefinido.</text:span></text:p>
      <text:p text:style-name="P3"><text:span text:style-name="T8">"NaN"</text:span><text:span text:style-name="T2"> == </text:span><text:span text:style-name="T9">NaN</text:span><text:span text:style-name="T2">;</text:span></text:p>
      <text:p text:style-name="P3"><text:span text:style-name="T2"><text:tab/>→</text:span><text:span text:style-name="T3"> El resultado es FALSE </text:span><text:span text:style-name="T7">ya que son de distinto tipo y no se puede producir ninguna <text:tab/><text:tab/><text:tab/>coercion.</text:span></text:p>
      <text:p text:style-name="P3"><text:span text:style-name="T10">5</text:span><text:span text:style-name="T2"> == </text:span><text:span text:style-name="T9">NaN</text:span><text:span text:style-name="T2">; </text:span></text:p>
      <text:p text:style-name="P3"><text:span text:style-name="T2"><text:tab/>→</text:span><text:span text:style-name="T3"> El resultado es FALSE </text:span><text:span text:style-name="T4">porque 5 es un Number y NaN es Not a Number y como 5 es un <text:tab/><text:tab/>Number devuelve FALSE</text:span></text:p>
      <text:p text:style-name="P3"><text:span text:style-name="T9">NaN</text:span><text:span text:style-name="T2"> == </text:span><text:span text:style-name="T9">NaN</text:span><text:span text:style-name="T2">;</text:span></text:p>
      <text:p text:style-name="P3"><text:span text:style-name="T2"><text:tab/>→</text:span><text:span text:style-name="T3"> El resultado es FALSE </text:span><text:span text:style-name="T5">porque NaN es de tipo Number.</text:span></text:p>
      <text:p text:style-name="P3"><text:span text:style-name="T9">NaN</text:span><text:span text:style-name="T2"> != </text:span><text:span text:style-name="T9">NaN</text:span><text:span text:style-name="T2">;</text:span></text:p>
      <text:p text:style-name="P3"><text:span text:style-name="T2"><text:tab/>→</text:span><text:span text:style-name="T3"> El resultado es TRUE </text:span><text:span text:style-name="T5">porque NaN es de tipo Number y dice que no NaN es distinto a <text:tab/><text:tab/>NaN</text:span></text:p>
      <text:p text:style-name="P3"><text:span text:style-name="T1">false</text:span><text:span text:style-name="T2"> == </text:span><text:span text:style-name="T10">0</text:span><text:span text:style-name="T2">; </text:span></text:p>
      <text:p text:style-name="P3"><text:span text:style-name="T2"><text:tab/>→</text:span><text:span text:style-name="T3"> El resultado es TRUE</text:span></text:p>
      <text:p text:style-name="P3"><text:span text:style-name="T1">true</text:span><text:span text:style-name="T2"> == </text:span><text:span text:style-name="T10">1</text:span><text:span text:style-name="T2">;</text:span></text:p>
      <text:p text:style-name="P3"><text:span text:style-name="T2"><text:tab/>→</text:span><text:span text:style-name="T3"> El resultado es TRUE</text:span></text:p>
      <text:p text:style-name="P3"><text:span text:style-name="T1">true</text:span><text:span text:style-name="T2"> == </text:span><text:span text:style-name="T10">2</text:span><text:span text:style-name="T2">;</text:span></text:p>
      <text:p text:style-name="P3"><text:span text:style-name="T2"><text:tab/>→</text:span><text:span text:style-name="T3"> El resultado es FALSE</text:span></text:p>
      <text:p text:style-name="P3"><text:span text:style-name="T1">undefined</text:span><text:span text:style-name="T2"> == </text:span><text:span text:style-name="T10">0</text:span><text:span text:style-name="T2">;</text:span></text:p>
      <text:p text:style-name="P3"><text:span text:style-name="T2"><text:tab/>→</text:span><text:span text:style-name="T3"> El resultado es FALSE </text:span><text:span text:style-name="T5">porque 0 es un Number y está definido.</text:span></text:p>
      <text:p text:style-name="P3"><text:span text:style-name="T1">null</text:span><text:span text:style-name="T2"> == </text:span><text:span text:style-name="T10">0</text:span><text:span text:style-name="T2">;</text:span></text:p>
      <text:p text:style-name="P3"><text:span text:style-name="T2"><text:tab/>→</text:span><text:span text:style-name="T3"> El resultado es FALSE </text:span><text:span text:style-name="T5">porque 0 no es null.</text:span></text:p>
      <text:p text:style-name="P2"><text:span text:style-name="T8">"5"</text:span><text:span text:style-name="T2"> == </text:span><text:span text:style-name="T10">5</text:span><text:span text:style-name="T2">;</text:span></text:p>
      <text:p text:style-name="P4"><text:span text:style-name="T16"><text:tab/>→ El resultado es TRUE porque al ser “5” String y 5 </text:span><text:span text:style-name="T12">N</text:span><text:span text:style-name="T16">umber, devuelve “5”== </text:span><text:span text:style-name="T15">toString(5)</text:span><text:span text:style-name="T16">, <text:tab/><text:tab/></text:span><text:span text:style-name="T12">por lo cual 5 pasa a ser </text:span><text:span text:style-name="T15">String</text:span><text:span text:style-name="T12"> y serian del mismo tipo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30T20:16:17.288655910</meta:creation-date>
    <dc:date>2020-10-01T20:09:20.154949547</dc:date>
    <meta:editing-duration>PT3M21S</meta:editing-duration>
    <meta:editing-cycles>2</meta:editing-cycles>
    <meta:generator>LibreOffice/6.4.5.2$Linux_X86_64 LibreOffice_project/40$Build-2</meta:generator>
    <meta:document-statistic meta:table-count="0" meta:image-count="0" meta:object-count="0" meta:page-count="1" meta:paragraph-count="25" meta:word-count="210" meta:character-count="1014" meta:non-whitespace-character-count="805"/>
  </office:meta>
</office:document-meta>
</file>